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JetBrains Mono" svg:font-family="'JetBrains Mono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loext:graphic-properties draw:fill="solid" draw:fill-color="#ffffff"/>
      <style:paragraph-properties fo:margin-top="0in" fo:margin-bottom="0in" loext:contextual-spacing="false" fo:line-height="100%" fo:text-align="start" style:justify-single-word="false" fo:background-color="#ffffff" style:writing-mode="lr-tb"/>
    </style:style>
    <style:style style:name="P2" style:family="paragraph" style:parent-style-name="Standard">
      <loext:graphic-properties draw:fill="solid" draw:fill-color="#ffffff"/>
      <style:paragraph-properties fo:margin-top="0in" fo:margin-bottom="0in" loext:contextual-spacing="false" fo:line-height="100%" fo:text-align="start" style:justify-single-word="false" fo:background-color="#ffffff" style:writing-mode="lr-tb"/>
      <style:text-properties officeooo:paragraph-rsid="0029cf87"/>
    </style:style>
    <style:style style:name="P3" style:family="paragraph" style:parent-style-name="Standard">
      <loext:graphic-properties draw:fill="solid" draw:fill-color="#ffffff"/>
      <style:paragraph-properties fo:margin-top="0in" fo:margin-bottom="0in" loext:contextual-spacing="false" fo:line-height="100%" fo:text-align="start" style:justify-single-word="false" fo:background-color="#ffffff" style:writing-mode="lr-tb"/>
      <style:text-properties fo:color="#222222" style:font-name="Arial" fo:font-size="9.5pt" style:font-name-asian="Times New Roman1" style:font-size-asian="9.5pt" style:font-name-complex="Arial1" style:font-size-complex="9.5pt"/>
    </style:style>
    <style:style style:name="P4" style:family="paragraph" style:parent-style-name="Standard">
      <loext:graphic-properties draw:fill="solid" draw:fill-color="#ffffff"/>
      <style:paragraph-properties fo:margin-top="0in" fo:margin-bottom="0in" loext:contextual-spacing="false" fo:line-height="100%" fo:text-align="start" style:justify-single-word="false" fo:background-color="#ffffff" style:writing-mode="lr-tb"/>
      <style:text-properties fo:color="#222222" style:font-name="Arial" fo:font-size="9.5pt" officeooo:rsid="001e29c2" officeooo:paragraph-rsid="001e29c2" style:font-name-asian="Times New Roman1" style:font-size-asian="9.5pt" style:font-name-complex="Arial1" style:font-size-complex="9.5pt"/>
    </style:style>
    <style:style style:name="P5" style:family="paragraph" style:parent-style-name="Standard">
      <loext:graphic-properties draw:fill="solid" draw:fill-color="#ffffff"/>
      <style:paragraph-properties fo:margin-top="0in" fo:margin-bottom="0in" loext:contextual-spacing="false" fo:line-height="100%" fo:text-align="start" style:justify-single-word="false" fo:background-color="#ffffff" style:writing-mode="lr-tb"/>
      <style:text-properties officeooo:rsid="0029cf87" officeooo:paragraph-rsid="0029cf87"/>
    </style:style>
    <style:style style:name="P6" style:family="paragraph" style:parent-style-name="Standard">
      <loext:graphic-properties draw:fill="solid" draw:fill-color="#ffffff"/>
      <style:paragraph-properties fo:margin-top="0in" fo:margin-bottom="0in" loext:contextual-spacing="false" fo:line-height="100%" fo:text-align="start" style:justify-single-word="false" fo:background-color="#ffffff" style:writing-mode="lr-tb"/>
      <style:text-properties officeooo:rsid="002a07ee" officeooo:paragraph-rsid="002a07ee"/>
    </style:style>
    <style:style style:name="P7" style:family="paragraph" style:parent-style-name="Standard" style:master-page-name="Standard">
      <loext:graphic-properties draw:fill="solid" draw:fill-color="#ffffff"/>
      <style:paragraph-properties fo:margin-top="0in" fo:margin-bottom="0in" loext:contextual-spacing="false" fo:line-height="100%" fo:text-align="start" style:justify-single-word="false" style:page-number="auto" fo:background-color="#ffffff" style:writing-mode="lr-tb"/>
      <style:text-properties officeooo:rsid="001e29c2" officeooo:paragraph-rsid="001e29c2"/>
    </style:style>
    <style:style style:name="P8" style:family="paragraph" style:parent-style-name="Standard">
      <loext:graphic-properties draw:fill="solid" draw:fill-color="#ffffff"/>
      <style:paragraph-properties fo:margin-top="0.1945in" fo:margin-bottom="0.1945in" loext:contextual-spacing="false" fo:line-height="100%" fo:text-align="start" style:justify-single-word="false" fo:background-color="#ffffff" style:writing-mode="lr-tb"/>
    </style:style>
    <style:style style:name="P9" style:family="paragraph" style:parent-style-name="Standard">
      <loext:graphic-properties draw:fill="solid" draw:fill-color="#ffffff"/>
      <style:paragraph-properties fo:margin-top="0.1945in" fo:margin-bottom="0.1945in" loext:contextual-spacing="false" fo:line-height="100%" fo:text-align="start" style:justify-single-word="false" fo:background-color="#ffffff" style:writing-mode="lr-tb"/>
      <style:text-properties officeooo:paragraph-rsid="001fd0cf"/>
    </style:style>
    <style:style style:name="P10" style:family="paragraph" style:parent-style-name="Standard">
      <loext:graphic-properties draw:fill="solid" draw:fill-color="#ffffff"/>
      <style:paragraph-properties fo:margin-top="0.1945in" fo:margin-bottom="0.1945in" loext:contextual-spacing="false" fo:line-height="100%" fo:text-align="start" style:justify-single-word="false" fo:background-color="#ffffff" style:writing-mode="lr-tb"/>
      <style:text-properties officeooo:paragraph-rsid="00224aec"/>
    </style:style>
    <style:style style:name="P11" style:family="paragraph" style:parent-style-name="Standard">
      <loext:graphic-properties draw:fill="solid" draw:fill-color="#ffffff"/>
      <style:paragraph-properties fo:margin-top="0.1945in" fo:margin-bottom="0.1945in" loext:contextual-spacing="false" fo:line-height="100%" fo:text-align="start" style:justify-single-word="false" fo:background-color="#ffffff" style:writing-mode="lr-tb"/>
      <style:text-properties officeooo:paragraph-rsid="00283921"/>
    </style:style>
    <style:style style:name="P12" style:family="paragraph" style:parent-style-name="Standard">
      <loext:graphic-properties draw:fill="solid" draw:fill-color="#ffffff"/>
      <style:paragraph-properties fo:margin-top="0.1945in" fo:margin-bottom="0.1945in" loext:contextual-spacing="false" fo:line-height="100%" fo:text-align="start" style:justify-single-word="false" fo:background-color="#ffffff" style:writing-mode="lr-tb"/>
      <style:text-properties fo:color="#222222" style:font-name="Arial" fo:font-size="9.5pt" style:font-name-asian="Times New Roman1" style:font-size-asian="9.5pt" style:font-name-complex="Arial1" style:font-size-complex="9.5pt"/>
    </style:style>
    <style:style style:name="P13" style:family="paragraph" style:parent-style-name="Standard">
      <loext:graphic-properties draw:fill="solid" draw:fill-color="#ffffff"/>
      <style:paragraph-properties fo:margin-top="0.1945in" fo:margin-bottom="0.1945in" loext:contextual-spacing="false" fo:line-height="100%" fo:text-align="start" style:justify-single-word="false" fo:background-color="#ffffff" style:writing-mode="lr-tb"/>
      <style:text-properties officeooo:rsid="001fd0cf" officeooo:paragraph-rsid="001fd0cf"/>
    </style:style>
    <style:style style:name="T1" style:family="text">
      <style:text-properties fo:color="#222222" style:font-name="Arial" fo:font-size="9.5pt" style:font-name-asian="Times New Roman1" style:font-size-asian="9.5pt" style:font-name-complex="Arial1" style:font-size-complex="9.5pt"/>
    </style:style>
    <style:style style:name="T2" style:family="text">
      <style:text-properties fo:color="#222222" style:font-name="Arial" fo:font-size="9.5pt" officeooo:rsid="001e29c2" style:font-name-asian="Times New Roman1" style:font-size-asian="9.5pt" style:font-name-complex="Arial1" style:font-size-complex="9.5pt"/>
    </style:style>
    <style:style style:name="T3" style:family="text">
      <style:text-properties fo:color="#222222" style:font-name="Arial" fo:font-size="9.5pt" officeooo:rsid="001e9fee" style:font-name-asian="Times New Roman1" style:font-size-asian="9.5pt" style:font-name-complex="Arial1" style:font-size-complex="9.5pt"/>
    </style:style>
    <style:style style:name="T4" style:family="text">
      <style:text-properties fo:color="#222222" style:font-name="Arial" fo:font-size="9.5pt" officeooo:rsid="001fd0cf" style:font-name-asian="Times New Roman1" style:font-size-asian="9.5pt" style:font-name-complex="Arial1" style:font-size-complex="9.5pt"/>
    </style:style>
    <style:style style:name="T5" style:family="text">
      <style:text-properties fo:color="#222222" style:font-name="Arial" fo:font-size="9.5pt" officeooo:rsid="00224aec" style:font-name-asian="Times New Roman1" style:font-size-asian="9.5pt" style:font-name-complex="Arial1" style:font-size-complex="9.5pt"/>
    </style:style>
    <style:style style:name="T6" style:family="text">
      <style:text-properties fo:color="#222222" style:font-name="Arial" fo:font-size="9.5pt" officeooo:rsid="00276d1e" style:font-name-asian="Times New Roman1" style:font-size-asian="9.5pt" style:font-name-complex="Arial1" style:font-size-complex="9.5pt"/>
    </style:style>
    <style:style style:name="T7" style:family="text">
      <style:text-properties fo:color="#222222" style:font-name="Arial" fo:font-size="9.5pt" officeooo:rsid="00283921" style:font-name-asian="Times New Roman1" style:font-size-asian="9.5pt" style:font-name-complex="Arial1" style:font-size-complex="9.5pt"/>
    </style:style>
    <style:style style:name="T8" style:family="text">
      <style:text-properties fo:color="#222222" style:font-name="Arial" fo:font-size="9.5pt" officeooo:rsid="0029cf87" style:font-name-asian="Times New Roman1" style:font-size-asian="9.5pt" style:font-name-complex="Arial1" style:font-size-complex="9.5pt"/>
    </style:style>
    <style:style style:name="T9" style:family="text">
      <style:text-properties fo:color="#222222" style:font-name="Arial" fo:font-size="9.5pt" fo:font-style="normal" fo:font-weight="normal" style:font-name-asian="Times New Roman1" style:font-size-asian="9.5pt" style:font-style-asian="normal" style:font-weight-asian="normal" style:font-name-complex="Arial1" style:font-size-complex="9.5pt"/>
    </style:style>
    <style:style style:name="T10" style:family="text">
      <style:text-properties fo:color="#222222" style:font-name="Arial" fo:font-size="9.5pt" fo:font-style="normal" fo:font-weight="normal" officeooo:rsid="0020bfd5" style:font-name-asian="Times New Roman1" style:font-size-asian="9.5pt" style:font-style-asian="normal" style:font-weight-asian="normal" style:font-name-complex="Arial1" style:font-size-complex="9.5pt"/>
    </style:style>
    <style:style style:name="T11" style:family="text">
      <style:text-properties fo:color="#222222" style:font-name="Arial" fo:font-size="9.5pt" fo:font-style="normal" fo:font-weight="bold" officeooo:rsid="00224aec" style:font-name-asian="Times New Roman1" style:font-size-asian="9.5pt" style:font-style-asian="normal" style:font-weight-asian="bold" style:font-name-complex="Arial1" style:font-size-complex="9.5pt" style:font-weight-complex="bold"/>
    </style:style>
    <style:style style:name="T12" style:family="text">
      <style:text-properties fo:color="#222222" style:font-name="Arial" fo:font-size="9.5pt" fo:font-weight="bold" officeooo:rsid="00224aec" style:font-name-asian="Times New Roman1" style:font-size-asian="9.5pt" style:font-weight-asian="bold" style:font-name-complex="Arial1" style:font-size-complex="9.5pt" style:font-weight-complex="bold"/>
    </style:style>
    <style:style style:name="T13" style:family="text">
      <style:text-properties fo:color="#222222" style:font-name="Arial" fo:font-size="9.5pt" fo:font-weight="normal" officeooo:rsid="00224aec" style:font-name-asian="Times New Roman1" style:font-size-asian="9.5pt" style:font-weight-asian="normal" style:font-name-complex="Arial1" style:font-size-complex="9.5pt" style:font-weight-complex="normal"/>
    </style:style>
    <style:style style:name="T14" style:family="text">
      <style:text-properties officeooo:rsid="00224aec"/>
    </style:style>
    <style:style style:name="T15" style:family="text">
      <style:text-properties officeooo:rsid="0023b590"/>
    </style:style>
    <style:style style:name="T16" style:family="text">
      <style:text-properties officeooo:rsid="0025816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1">Pattern matching with multyple string reduction to kmp</text:span></text:p>
      <text:p text:style-name="P1"><text:span text:style-name="T1">Authored by </text:span><text:span text:style-name="T3">N</text:span><text:span text:style-name="T2">itzan </text:span><text:span text:style-name="T3">M</text:span><text:span text:style-name="T2">igdal</text:span></text:p>
      <text:p text:style-name="P4">206763351</text:p>
      <text:p text:style-name="P3"/>
      <text:p text:style-name="P1"><text:span text:style-name="T1">==Description==</text:span></text:p>
      <text:p text:style-name="P6"><text:span text:style-name="T1">This program takes an array of strings and searches for them inside a given string and returns the matches and there placement in the string given to us.</text:span></text:p>
      <text:p text:style-name="P9"><text:span text:style-name="T1">Program DATABASE:</text:span></text:p>
      <text:p text:style-name="P13"><text:span text:style-name="T1">Pm :</text:span></text:p>
      <text:p text:style-name="P13"><text:span text:style-name="T1">1. new_state = how many states are in the pm. ///in my program not initialized.<text:line-break/>2. zero_state = a pointer to the first pm_state_t.</text:span></text:p>
      <text:p text:style-name="P9"><text:span text:style-name="T4">pm_</text:span><text:span text:style-name="T2">state_</text:span><text:span text:style-name="T4">t</text:span><text:span text:style-name="T2"> contains:</text:span></text:p>
      <text:p text:style-name="P9"><text:span text:style-name="T2">1. _transitions- A list of possible transitions from it (also states).<text:line-break/>2. Output:- if the state is an accepting state it has the value of the </text:span><text:span text:style-name="T3">string that it represents.<text:line-break/>3. id – number of the state.<text:line-break/>4. depth – how long is the string is<text:line-break/>5. fail – the longest Sub String of the current string we are working on inside all the strings added.</text:span></text:p>
      <text:p text:style-name="P13"><text:span text:style-name="T1">pm_labeled_edge:</text:span></text:p>
      <text:p text:style-name="P13"><text:span text:style-name="T1">1.label – the value of the char that connects the the last state to the state in the labeled edge.<text:line-break/>2.state – pointer to the state. </text:span></text:p>
      <text:p text:style-name="P13"><text:span text:style-name="T1">Dbllist_t :</text:span></text:p>
      <text:p text:style-name="P13"><text:span text:style-name="T1">1.(_size_t)size – the size of the list.<text:line-break/>2.(db_node_t*)head – the head of the list.<text:line-break/>3.(db_node_t*)tail – the tali of the list.</text:span></text:p>
      <text:p text:style-name="P13"><text:span text:style-name="T1">db_node_t:</text:span></text:p>
      <text:p text:style-name="P13"><text:span text:style-name="T1">1.(void*)data – the data is used in a few different ways. In the transition portion it is used as a (pm_labeled_edge) that points to the state connected to the value in transitions of the last state and the label that says what is the connection between them.<text:line-break/>2.(db_node_t*)next – gets the next value.<text:line-break/>3. (db_node_t*)prev – gets the previous value.</text:span></text:p>
      <text:p text:style-name="P10"><text:span text:style-name="T1">Functions:<text:line-break/><text:line-break/></text:span><text:span text:style-name="T12">FILE</text:span><text:span text:style-name="T5">: </text:span><text:span text:style-name="T12">Slist</text:span><text:span text:style-name="T5">:</text:span><text:span text:style-name="T1"><text:line-break/><text:line-break/><text:tab/></text:span><text:span text:style-name="T10">dbllist-init – gets malloced dbllist_t* and sets the values of the contents inside it to NULL <text:tab/>and initializing the first node and sets it as the head of the list.<text:line-break/><text:line-break/><text:tab/>dbllist_destroy – Gets a dbllist_t and removes every node inside it and then frees the list it <text:tab/>self , if the value dealloc == FREE it also frees the nodes inside because they are <text:tab/>malloced.<text:line-break/></text:span><text:soft-page-break/><text:span text:style-name="T10"><text:line-break/><text:tab/>dbllist_append – given (void*)data and (dbllist_t*)List it adds the data to the list. <text:line-break/><text:tab/>If the size of the list is 0 we will just set the value of the data of the first node that was <text:tab/>initialized in the dbllist_init.<text:line-break/><text:tab/>If not we will make a new node and set it as the next after the tail. And set the tail to be <text:tab/>the new node.<text:line-break/><text:line-break/><text:tab/>dbllist_prepend – the same as append but at the start of the list.<text:line-break/><text:tab/><text:line-break/><text:tab/>dbllist_remove – gets (node_t)Node (dbllist_t*)List and removes the node from the list.<text:line-break/><text:line-break/><text:line-break/></text:span><text:span text:style-name="T11">FILE: Pattern_matching.c</text:span></text:p>
      <text:p text:style-name="P12"><text:tab/><text:span text:style-name="T14">pm_state_init – gets a malloced state_t and sets the values of it. (mallocs the dbllist_t in <text:tab/>output and in _transitions) and sets the values of id and depth to 0 until the will be reset to <text:tab/>the real values inside of the set_state.<text:line-break/><text:line-break/><text:tab/>pm_init – gets a malloced pm and initialize it.<text:line-break/><text:line-break/><text:tab/>pm_addstring – gets: pm to set the string to , string to add, length of the string.<text:line-break/><text:tab/>For every character in the string we will check if the current state we are in have the value <text:tab/>of the char in its _transitions dbllist if it does we will go to the next char and set the <text:tab/>cur_state at the <text:tab/>state we found if not we will make a new state and set it at the end of the <text:tab/>_</text:span><text:span text:style-name="T15">transitions of the cur_state and then sets the new state as the cur_state.</text:span><text:span text:style-name="T14"> <text:tab/><text:line-break/><text:tab/><text:line-break/><text:tab/></text:span><text:span text:style-name="T15">pm_goto_get – gets a state and a symbol and s</text:span><text:span text:style-name="T16">earches for the symbol in the transitions of <text:s/><text:tab/>the state.<text:line-break/><text:line-break/><text:tab/>pm_goto_set – gets a state a symbol and another state and makes a new <text:tab/>pm_labeled_edge and sets the symbol as the label of the new edge and then sends the <text:tab/>value to append to the transitiions of the to_state.<text:line-break/><text:line-break/><text:tab/>pm_makeFSM – gets a pm and sets all the value of fail in every state inside the pm. <text:line-break/><text:line-break/><text:tab/>pm_fsm_search – gets a state, string,length of the string and serches for all the substrings <text:tab/>inside the string that is in the pm.<text:line-break/><text:line-break/><text:tab/>state_destroy – a recursive function that gets a state and destroies the state and the <text:tab/>states that are connected to it inside the transtitions and output. <text:line-break/><text:line-break/><text:tab/>pm_destroy – gets a pm and send the zerostate of the pm to the state_destroy. Then <text:tab/>frees the pm.</text:span></text:p>
      <text:p text:style-name="P11"><text:span text:style-name="T1">==Program Files==<text:line-break/>pattern_matching.c- the file contai</text:span><text:span text:style-name="T6">ns the functions that is writen above. </text:span><text:span text:style-name="T1"><text:line-break/></text:span><text:span text:style-name="T7">pattern_matching</text:span><text:span text:style-name="T1">.h- an header file ,contain structs,declerations of functions.<text:line-break/></text:span><text:span text:style-name="T13">Slist</text:span><text:span text:style-name="T1">.c- </text:span><text:span text:style-name="T7">contains the functions listed above.<text:line-break/>Slist.h - <text:s/>an header file ,contain structs,declerations of functions.</text:span></text:p>
      <text:p text:style-name="P1"><text:span text:style-name="T1">==How to compile?==<text:line-break/>compile: gcc </text:span><text:span text:style-name="T8">main.c</text:span><text:span text:style-name="T1"> </text:span><text:span text:style-name="T7">pattern_matching.c </text:span><text:span text:style-name="T8">slist.c -o tester</text:span><text:span text:style-name="T1"><text:line-break/>run: ./</text:span><text:span text:style-name="T8">tester</text:span></text:p>
      <text:p text:style-name="P2"><text:span text:style-name="T1"><text:line-break/>==Input:==<text:line-break/></text:span><text:span text:style-name="T8">ano need to insert input from the user. </text:span><text:span text:style-name="T1"><text:line-break/></text:span></text:p>
      <text:p text:style-name="P2"><text:span text:style-name="T1">==Output:==</text:span></text:p>
      <text:p text:style-name="P5"><text:span text:style-name="T1"/></text:p>
      <text:p text:style-name="P5"><text:soft-page-break/><text:span text:style-name="T1">will output the setting of a new state in this way : </text:span><text:span text:style-name="T9">allocating the state (number of state):<text:line-break/>from cur_state -&gt; with this label -&gt; to_state.<text:line-break/>Will output the setting of the fail state to a state that the id is not 0: </text:span></text:p>
      <text:p text:style-name="P5"><text:span text:style-name="T9">fail(cur_state) = to_state;</text:span></text:p>
      <text:p text:style-name="P8"><text:span text:style-name="T1"><text:line-break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JetBrains Mono" svg:font-family="'JetBrains Mono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Arial1" style:font-size-complex="11pt" style:language-complex="he" style:country-complex="I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Arial1" style:font-size-complex="11pt" style:language-complex="he" style:country-complex="IL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end" style:justify-single-word="false" fo:orphans="2" fo:widows="2" style:writing-mode="rl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ormal_20__28_Web_29_" style:display-name="Normal (Web)" style:family="paragraph" style:parent-style-name="Standard" style:default-outline-level="">
      <style:paragraph-properties fo:margin-top="0.1945in" fo:margin-bottom="0.1945in" loext:contextual-spacing="false" fo:line-height="100%" fo:text-align="start" style:justify-single-word="false" style:writing-mode="lr-tb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rl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1</meta:initial-creator>
    <meta:editing-cycles>13</meta:editing-cycles>
    <meta:print-date>2021-03-10T08:48:00</meta:print-date>
    <meta:creation-date>2017-11-06T08:17:00</meta:creation-date>
    <dc:date>2022-12-01T12:28:18.087948374</dc:date>
    <meta:editing-duration>PT2H22M43S</meta:editing-duration>
    <meta:generator>LibreOffice/6.4.7.2$Linux_X86_64 LibreOffice_project/40$Build-2</meta:generator>
    <meta:document-statistic meta:table-count="0" meta:image-count="0" meta:object-count="0" meta:page-count="3" meta:paragraph-count="25" meta:word-count="775" meta:character-count="4512" meta:non-whitespace-character-count="367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